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float" office:value="2025" table:style-name="ce2">
            <text:p>2025</text:p>
          </table:table-cell>
          <table:table-cell office:value-type="float" office:value="2026" table:style-name="ce2">
            <text:p>2026</text:p>
          </table:table-cell>
          <table:table-cell office:value-type="float" office:value="2027" table:style-name="ce2">
            <text:p>2027</text:p>
          </table:table-cell>
          <table:table-cell office:value-type="float" office:value="2028" table:style-name="ce2">
            <text:p>2028</text:p>
          </table:table-cell>
          <table:table-cell office:value-type="float" office:value="2029" table:style-name="ce2">
            <text:p>2029</text:p>
          </table:table-cell>
          <table:table-cell office:value-type="float" office:value="2030" table:style-name="ce2">
            <text:p>2030</text:p>
          </table:table-cell>
          <table:table-cell office:value-type="float" office:value="2031" table:style-name="ce2">
            <text:p>2031</text:p>
          </table:table-cell>
          <table:table-cell office:value-type="float" office:value="2032" table:style-name="ce2">
            <text:p>2032</text:p>
          </table:table-cell>
          <table:table-cell office:value-type="float" office:value="2033" table:style-name="ce2">
            <text:p>2033</text:p>
          </table:table-cell>
          <table:table-cell office:value-type="float" office:value="2034" table:style-name="ce2">
            <text:p>2034</text:p>
          </table:table-cell>
          <table:table-cell office:value-type="float" office:value="2035" table:style-name="ce2">
            <text:p>2035</text:p>
          </table:table-cell>
          <table:table-cell office:value-type="float" office:value="2036" table:style-name="ce2">
            <text:p>2036</text:p>
          </table:table-cell>
          <table:table-cell office:value-type="float" office:value="2037" table:style-name="ce2">
            <text:p>2037</text:p>
          </table:table-cell>
          <table:table-cell office:value-type="float" office:value="2038" table:style-name="ce2">
            <text:p>2038</text:p>
          </table:table-cell>
          <table:table-cell office:value-type="float" office:value="2039" table:style-name="ce2">
            <text:p>2039</text:p>
          </table:table-cell>
          <table:table-cell office:value-type="float" office:value="2040" table:style-name="ce2">
            <text:p>204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float" office:value="4.25" table:style-name="ce1">
            <text:p>4.25</text:p>
          </table:table-cell>
          <table:table-cell office:value-type="float" office:value="100" table:style-name="ce1">
            <text:p>100</text:p>
          </table:table-cell>
          <table:table-cell office:value-type="float" office:value="104.25" table:formula="of:=[.D3]*(1+([.$C3]/100))" table:style-name="ce1">
            <text:p>104.25</text:p>
          </table:table-cell>
          <table:table-cell office:value-type="float" office:value="108.68062499999999" table:formula="of:=[.E3]*(1+([.$C3]/100))" table:style-name="ce1">
            <text:p>108.680625</text:p>
          </table:table-cell>
          <table:table-cell office:value-type="float" office:value="113.29955156249999" table:formula="of:=[.F3]*(1+([.$C3]/100))" table:style-name="ce1">
            <text:p>113.2995516</text:p>
          </table:table-cell>
          <table:table-cell office:value-type="float" office:value="118.11478250390623" table:formula="of:=[.G3]*(1+([.$C3]/100))" table:style-name="ce1">
            <text:p>118.1147825</text:p>
          </table:table-cell>
          <table:table-cell office:value-type="float" office:value="123.13466076032223" table:formula="of:=[.H3]*(1+([.$C3]/100))" table:style-name="ce1">
            <text:p>123.1346608</text:p>
          </table:table-cell>
          <table:table-cell office:value-type="float" office:value="128.36788384263593" table:formula="of:=[.I3]*(1+([.$C3]/100))" table:style-name="ce1">
            <text:p>128.3678838</text:p>
          </table:table-cell>
          <table:table-cell office:value-type="float" office:value="133.82351890594796" table:formula="of:=[.J3]*(1+([.$C3]/100))" table:style-name="ce1">
            <text:p>133.8235189</text:p>
          </table:table-cell>
          <table:table-cell office:value-type="float" office:value="139.51101845945075" table:formula="of:=[.K3]*(1+([.$C3]/100))" table:style-name="ce1">
            <text:p>139.5110185</text:p>
          </table:table-cell>
          <table:table-cell office:value-type="float" office:value="145.44023674397741" table:formula="of:=[.L3]*(1+([.$C3]/100))" table:style-name="ce1">
            <text:p>145.4402367</text:p>
          </table:table-cell>
          <table:table-cell office:value-type="float" office:value="151.62144680559643" table:formula="of:=[.M3]*(1+([.$C3]/100))" table:style-name="ce1">
            <text:p>151.6214468</text:p>
          </table:table-cell>
          <table:table-cell office:value-type="float" office:value="158.06535829483428" table:formula="of:=[.N3]*(1+([.$C3]/100))" table:style-name="ce1">
            <text:p>158.0653583</text:p>
          </table:table-cell>
          <table:table-cell office:value-type="float" office:value="164.78313602236474" table:formula="of:=[.O3]*(1+([.$C3]/100))" table:style-name="ce1">
            <text:p>164.783136</text:p>
          </table:table-cell>
          <table:table-cell office:value-type="float" office:value="171.78641930331526" table:formula="of:=[.P3]*(1+([.$C3]/100))" table:style-name="ce1">
            <text:p>171.7864193</text:p>
          </table:table-cell>
          <table:table-cell office:value-type="float" office:value="179.08734212370615" table:formula="of:=[.Q3]*(1+([.$C3]/100))" table:style-name="ce1">
            <text:p>179.0873421</text:p>
          </table:table-cell>
          <table:table-cell office:value-type="float" office:value="186.69855416396365" table:formula="of:=[.R3]*(1+([.$C3]/100))" table:style-name="ce1">
            <text:p>186.6985542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float" office:value="11.8" table:style-name="ce1">
            <text:p>11.8</text:p>
          </table:table-cell>
          <table:table-cell office:value-type="float" office:value="100" table:style-name="ce1">
            <text:p>100</text:p>
          </table:table-cell>
          <table:table-cell office:value-type="float" office:value="111.80000000000001" table:formula="of:=[.D4]*(1+([.$C4]/100))" table:style-name="ce1">
            <text:p>111.8</text:p>
          </table:table-cell>
          <table:table-cell office:value-type="float" office:value="124.99240000000002" table:formula="of:=[.E4]*(1+([.$C4]/100))" table:style-name="ce1">
            <text:p>124.9924</text:p>
          </table:table-cell>
          <table:table-cell office:value-type="float" office:value="139.74150320000004" table:formula="of:=[.F4]*(1+([.$C4]/100))" table:style-name="ce1">
            <text:p>139.7415032</text:p>
          </table:table-cell>
          <table:table-cell office:value-type="float" office:value="156.23100057760007" table:formula="of:=[.G4]*(1+([.$C4]/100))" table:style-name="ce1">
            <text:p>156.2310006</text:p>
          </table:table-cell>
          <table:table-cell office:value-type="float" office:value="174.6662586457569" table:formula="of:=[.H4]*(1+([.$C4]/100))" table:style-name="ce1">
            <text:p>174.6662586</text:p>
          </table:table-cell>
          <table:table-cell office:value-type="float" office:value="195.27687716595622" table:formula="of:=[.I4]*(1+([.$C4]/100))" table:style-name="ce1">
            <text:p>195.2768772</text:p>
          </table:table-cell>
          <table:table-cell office:value-type="float" office:value="218.31954867153908" table:formula="of:=[.J4]*(1+([.$C4]/100))" table:style-name="ce1">
            <text:p>218.3195487</text:p>
          </table:table-cell>
          <table:table-cell office:value-type="float" office:value="244.08125541478071" table:formula="of:=[.K4]*(1+([.$C4]/100))" table:style-name="ce1">
            <text:p>244.0812554</text:p>
          </table:table-cell>
          <table:table-cell office:value-type="float" office:value="272.88284355372485" table:formula="of:=[.L4]*(1+([.$C4]/100))" table:style-name="ce1">
            <text:p>272.8828436</text:p>
          </table:table-cell>
          <table:table-cell office:value-type="float" office:value="305.08301909306442" table:formula="of:=[.M4]*(1+([.$C4]/100))" table:style-name="ce1">
            <text:p>305.0830191</text:p>
          </table:table-cell>
          <table:table-cell office:value-type="float" office:value="341.08281534604606" table:formula="of:=[.N4]*(1+([.$C4]/100))" table:style-name="ce1">
            <text:p>341.0828153</text:p>
          </table:table-cell>
          <table:table-cell office:value-type="float" office:value="381.33058755687955" table:formula="of:=[.O4]*(1+([.$C4]/100))" table:style-name="ce1">
            <text:p>381.3305876</text:p>
          </table:table-cell>
          <table:table-cell office:value-type="float" office:value="426.32759688859136" table:formula="of:=[.P4]*(1+([.$C4]/100))" table:style-name="ce1">
            <text:p>426.3275969</text:p>
          </table:table-cell>
          <table:table-cell office:value-type="float" office:value="476.63425332144516" table:formula="of:=[.Q4]*(1+([.$C4]/100))" table:style-name="ce1">
            <text:p>476.6342533</text:p>
          </table:table-cell>
          <table:table-cell office:value-type="float" office:value="532.8770952133757" table:formula="of:=[.R4]*(1+([.$C4]/100))" table:style-name="ce1">
            <text:p>532.8770952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float" office:value="17.899999999999999" table:style-name="ce1">
            <text:p>17.9</text:p>
          </table:table-cell>
          <table:table-cell office:value-type="float" office:value="100" table:style-name="ce1">
            <text:p>100</text:p>
          </table:table-cell>
          <table:table-cell office:value-type="float" office:value="117.9" table:formula="of:=[.D5]*(1+([.$C5]/100))" table:style-name="ce1">
            <text:p>117.9</text:p>
          </table:table-cell>
          <table:table-cell office:value-type="float" office:value="139.00410000000002" table:formula="of:=[.E5]*(1+([.$C5]/100))" table:style-name="ce1">
            <text:p>139.0041</text:p>
          </table:table-cell>
          <table:table-cell office:value-type="float" office:value="163.88583390000002" table:formula="of:=[.F5]*(1+([.$C5]/100))" table:style-name="ce1">
            <text:p>163.8858339</text:p>
          </table:table-cell>
          <table:table-cell office:value-type="float" office:value="193.22139816810002" table:formula="of:=[.G5]*(1+([.$C5]/100))" table:style-name="ce1">
            <text:p>193.2213982</text:p>
          </table:table-cell>
          <table:table-cell office:value-type="float" office:value="227.80802844018993" table:formula="of:=[.H5]*(1+([.$C5]/100))" table:style-name="ce1">
            <text:p>227.8080284</text:p>
          </table:table-cell>
          <table:table-cell office:value-type="float" office:value="268.58566553098393" table:formula="of:=[.I5]*(1+([.$C5]/100))" table:style-name="ce1">
            <text:p>268.5856655</text:p>
          </table:table-cell>
          <table:table-cell office:value-type="float" office:value="316.66249966103004" table:formula="of:=[.J5]*(1+([.$C5]/100))" table:style-name="ce1">
            <text:p>316.6624997</text:p>
          </table:table-cell>
          <table:table-cell office:value-type="float" office:value="373.34508710035442" table:formula="of:=[.K5]*(1+([.$C5]/100))" table:style-name="ce1">
            <text:p>373.3450871</text:p>
          </table:table-cell>
          <table:table-cell office:value-type="float" office:value="440.17385769131789" table:formula="of:=[.L5]*(1+([.$C5]/100))" table:style-name="ce1">
            <text:p>440.1738577</text:p>
          </table:table-cell>
          <table:table-cell office:value-type="float" office:value="518.96497821806383" table:formula="of:=[.M5]*(1+([.$C5]/100))" table:style-name="ce1">
            <text:p>518.9649782</text:p>
          </table:table-cell>
          <table:table-cell office:value-type="float" office:value="611.85970931909731" table:formula="of:=[.N5]*(1+([.$C5]/100))" table:style-name="ce1">
            <text:p>611.8597093</text:p>
          </table:table-cell>
          <table:table-cell office:value-type="float" office:value="721.38259728721573" table:formula="of:=[.O5]*(1+([.$C5]/100))" table:style-name="ce1">
            <text:p>721.3825973</text:p>
          </table:table-cell>
          <table:table-cell office:value-type="float" office:value="850.51008220162737" table:formula="of:=[.P5]*(1+([.$C5]/100))" table:style-name="ce1">
            <text:p>850.5100822</text:p>
          </table:table-cell>
          <table:table-cell office:value-type="float" office:value="1002.7513869157187" table:formula="of:=[.Q5]*(1+([.$C5]/100))" table:style-name="ce1">
            <text:p>1002.751387</text:p>
          </table:table-cell>
          <table:table-cell office:value-type="float" office:value="1182.2438851736324" table:formula="of:=[.R5]*(1+([.$C5]/100))" table:style-name="ce1">
            <text:p>1182.243885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float" office:value="45.82" table:style-name="ce1">
            <text:p>45.82</text:p>
          </table:table-cell>
          <table:table-cell office:value-type="float" office:value="100" table:style-name="ce1">
            <text:p>100</text:p>
          </table:table-cell>
          <table:table-cell office:value-type="float" office:value="145.82" table:formula="of:=[.D6]*(1+([.$C6]/100))" table:style-name="ce1">
            <text:p>145.82</text:p>
          </table:table-cell>
          <table:table-cell office:value-type="float" office:value="212.63472399999998" table:formula="of:=[.E6]*(1+([.$C6]/100))" table:style-name="ce1">
            <text:p>212.634724</text:p>
          </table:table-cell>
          <table:table-cell office:value-type="float" office:value="310.06395453679994" table:formula="of:=[.F6]*(1+([.$C6]/100))" table:style-name="ce1">
            <text:p>310.0639545</text:p>
          </table:table-cell>
          <table:table-cell office:value-type="float" office:value="452.13525850556164" table:formula="of:=[.G6]*(1+([.$C6]/100))" table:style-name="ce1">
            <text:p>452.1352585</text:p>
          </table:table-cell>
          <table:table-cell office:value-type="float" office:value="659.30363395280995" table:formula="of:=[.H6]*(1+([.$C6]/100))" table:style-name="ce1">
            <text:p>659.303634</text:p>
          </table:table-cell>
          <table:table-cell office:value-type="float" office:value="961.39655902998743" table:formula="of:=[.I6]*(1+([.$C6]/100))" table:style-name="ce1">
            <text:p>961.396559</text:p>
          </table:table-cell>
          <table:table-cell office:value-type="float" office:value="1401.9084623775277" table:formula="of:=[.J6]*(1+([.$C6]/100))" table:style-name="ce1">
            <text:p>1401.908462</text:p>
          </table:table-cell>
          <table:table-cell office:value-type="float" office:value="2044.2629198389109" table:formula="of:=[.K6]*(1+([.$C6]/100))" table:style-name="ce1">
            <text:p>2044.26292</text:p>
          </table:table-cell>
          <table:table-cell office:value-type="float" office:value="2980.9441897090996" table:formula="of:=[.L6]*(1+([.$C6]/100))" table:style-name="ce1">
            <text:p>2980.94419</text:p>
          </table:table-cell>
          <table:table-cell office:value-type="float" office:value="4346.812817433809" table:formula="of:=[.M6]*(1+([.$C6]/100))" table:style-name="ce1">
            <text:p>4346.812817</text:p>
          </table:table-cell>
          <table:table-cell office:value-type="float" office:value="6338.52245038198" table:formula="of:=[.N6]*(1+([.$C6]/100))" table:style-name="ce1">
            <text:p>6338.52245</text:p>
          </table:table-cell>
          <table:table-cell office:value-type="float" office:value="9242.8334371470028" table:formula="of:=[.O6]*(1+([.$C6]/100))" table:style-name="ce1">
            <text:p>9242.833437</text:p>
          </table:table-cell>
          <table:table-cell office:value-type="float" office:value="13477.899718047758" table:formula="of:=[.P6]*(1+([.$C6]/100))" table:style-name="ce1">
            <text:p>13477.89972</text:p>
          </table:table-cell>
          <table:table-cell office:value-type="float" office:value="19653.473368857241" table:formula="of:=[.Q6]*(1+([.$C6]/100))" table:style-name="ce1">
            <text:p>19653.47337</text:p>
          </table:table-cell>
          <table:table-cell office:value-type="float" office:value="28658.694866467627" table:formula="of:=[.R6]*(1+([.$C6]/100))" table:style-name="ce1">
            <text:p>28658.69487</text:p>
          </table:table-cell>
          <table:table-cell table:number-columns-repeated="1636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Alex Stanhope</meta:initial-creator>
    <dc:creator>Alex Stanhope</dc:creator>
    <meta:creation-date>2025-07-14T14:54:15Z</meta:creation-date>
    <dc:date>2025-07-14T16:23:45Z</dc:date>
  </office:meta>
</office:document-meta>
</file>